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261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cfe2f3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Lab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-reply@accounts.google.com</text:p>
          </table:table-cell>
          <table:table-cell table:style-name="ce1" office:value-type="string" calcext:value-type="string">
            <text:p>_SpamByRules</text:p>
          </table:table-cell>
          <table:table-cell table:number-columns-repeated="1022"/>
        </table:table-row>
        <table:table-row table:style-name="ro1" table:number-rows-repeated="981">
          <table:table-cell table:style-name="ce1" table:number-columns-repeated="2"/>
          <table:table-cell table:number-columns-repeated="1022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1.$A$1:.$B$2"/>
        </table:named-expressions>
      </table:table>
      <table:table table:name="Config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style-name="ce2" office:value-type="string" calcext:value-type="string">
            <text:p>Sheet ID</text:p>
          </table:table-cell>
          <table:table-cell table:style-name="ce2" office:value-type="string" calcext:value-type="string">
            <text:p>1DNj50zpNbDoKIPnxxxxxxxx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umber of days to fin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>
            <draw:custom-shape table:end-cell-address="Config.G7" table:end-x="17.18pt" table:end-y="4.48pt" draw:z-index="0" draw:name="Shape 3" draw:style-name="gr1" draw:text-style-name="P2" svg:width="91.47pt" svg:height="32.97pt" svg:x="65.99pt" svg:y="3pt">
              <text:p text:style-name="P1"><text:span text:style-name="T1">Get I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" meta:object-count="1"/>
    <meta:generator>LibreOfficeDev/6.0.5.2$Linux_X86_64 LibreOffice_project/</meta:generator>
  </office:meta>
</office:document-meta>
</file>